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cd0" officeooo:paragraph-rsid="000e9cd0"/>
    </style:style>
    <style:style style:name="P2" style:family="paragraph" style:parent-style-name="Standard">
      <style:text-properties officeooo:rsid="00121e40" officeooo:paragraph-rsid="00121e40"/>
    </style:style>
    <style:style style:name="P3" style:family="paragraph" style:parent-style-name="Standard">
      <style:text-properties officeooo:rsid="001338ea" officeooo:paragraph-rsid="001338ea"/>
    </style:style>
    <style:style style:name="T1" style:family="text">
      <style:text-properties officeooo:rsid="000e9cd0"/>
    </style:style>
    <style:style style:name="T2" style:family="text">
      <style:text-properties officeooo:rsid="00121e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text:span text:style-name="T1">NET – framework criado pela Microsoft que permite a comunicação entre várias linguagens que tem uma infraestrutura comum (cli), entre elas o visual basic, c++, f# e c#.</text:span></text:p>
      <text:p text:style-name="Standard"/>
      <text:p text:style-name="P1">C# - linguagem orientada a objetos fortemente tipada. A sintaxe orientada a objetos foi baseada no C++ e possui influências de outras linguagens de programação como Object Pa<text:span text:style-name="T2">s</text:span>cal e Java.</text:p>
      <text:p text:style-name="P1"/>
      <text:p text:style-name="P2">Solução é um container para organizar os projetos relacionados.</text:p>
      <text:p text:style-name="P2"/>
      <text:p text:style-name="P2">------------------------------------------------------------------------------------------------------------------------</text:p>
      <text:p text:style-name="P3"/>
      <text:p text:style-name="P3">ESTRUTURAS</text:p>
      <text:p text:style-name="P3"/>
      <text:p text:style-name="P3">Namespace – são usados para organizar classes. Para usar uma classe de outro namespace, colocamos using no começo do código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22:32:10.868000000</meta:creation-date>
    <dc:date>2022-02-07T23:59:17.138000000</dc:date>
    <meta:editing-duration>PT1H5M57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6" meta:word-count="87" meta:character-count="672" meta:non-whitespace-character-count="589"/>
  </office:meta>
</office:document-meta>
</file>